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01D0000001F05D28E15.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340000002BFBD58698.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Tahoma1" svg:font-family="Tahoma"/>
    <style:font-face style:name="DejaVu Sans5" svg:font-family="'DejaVu Sans'" style:font-adornments="ExtraLigh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fo:text-align="end" style:justify-single-word="false"/>
      <style:text-properties fo:font-size="11pt" style:font-size-asian="11pt" style:font-size-complex="11pt"/>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color="#000000"/>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
      <style:text-properties fo:font-weight="normal" style:font-weight-asian="normal" style:font-weight-complex="normal"/>
    </style:style>
    <style:style style:name="P21" style:family="paragraph" style:parent-style-name="OOoFigure">
      <style:text-properties fo:font-style="normal" style:font-style-asian="normal" style:font-style-complex="normal"/>
    </style:style>
    <style:style style:name="P22" style:family="paragraph" style:parent-style-name="OOoFigure" style:master-page-name="">
      <style:paragraph-properties loext:contextual-spacing="false" fo:margin-top="0.0827in" fo:margin-bottom="0.2008in" style:page-number="auto"/>
    </style:style>
    <style:style style:name="P23" style:family="paragraph" style:parent-style-name="OOoFigure">
      <style:paragraph-properties loext:contextual-spacing="false" fo:margin-top="0.0429in" fo:margin-bottom="0.0827in"/>
    </style:style>
    <style:style style:name="P24" style:family="paragraph" style:parent-style-name="OOoFigure" style:master-page-name="">
      <style:paragraph-properties loext:contextual-spacing="false" fo:margin-top="0.0429in" fo:margin-bottom="0.0827in" style:page-number="auto"/>
    </style:style>
    <style:style style:name="P25" style:family="paragraph" style:parent-style-name="Table_20_Contents">
      <style:paragraph-properties fo:text-align="end" style:justify-single-word="false"/>
      <style:text-properties fo:font-size="14pt"/>
    </style:style>
    <style:style style:name="P26" style:family="paragraph" style:parent-style-name="Table_20_Contents">
      <style:paragraph-properties fo:text-align="center" style:justify-single-word="false"/>
      <style:text-properties fo:font-size="14pt"/>
    </style:style>
    <style:style style:name="P27" style:family="paragraph" style:parent-style-name="Table_20_Contents">
      <style:paragraph-properties fo:margin-left="0in" fo:margin-right="0in" fo:text-align="center" style:justify-single-word="false" fo:text-indent="0in" style:auto-text-indent="false"/>
    </style:style>
    <style:style style:name="P28" style:family="paragraph" style:parent-style-name="OOoTableText">
      <style:paragraph-properties loext:contextual-spacing="false" fo:margin-top="0in" fo:margin-bottom="0in"/>
    </style:style>
    <style:style style:name="P29" style:family="paragraph" style:parent-style-name="OOoFigureCaption">
      <style:paragraph-properties fo:margin-top="0.0783in" fo:margin-bottom="0.0429in"/>
    </style:style>
    <style:style style:name="P30" style:family="paragraph" style:parent-style-name="OOoHeading_20_0">
      <style:paragraph-properties fo:margin-top="1.9283in" fo:margin-bottom="0.4835in" fo:break-before="page"/>
    </style:style>
    <style:style style:name="P31" style:family="paragraph" style:parent-style-name="OOoTextBody" style:master-page-name="OOoPageStyle">
      <style:paragraph-properties style:page-number="auto"/>
    </style:style>
    <style:style style:name="P32" style:family="paragraph" style:parent-style-name="OOoCopyrightPage" style:master-page-name="OOoCopyright">
      <style:paragraph-properties style:page-number="auto"/>
    </style:style>
    <style:style style:name="P33" style:family="paragraph" style:parent-style-name="OOoHeading_20_1"/>
    <style:style style:name="P34" style:family="paragraph" style:parent-style-name="OOoHeading_20_1" style:list-style-name="L1"/>
    <style:style style:name="P35" style:family="paragraph" style:parent-style-name="OOoHeading_20_2"/>
    <style:style style:name="P36" style:family="paragraph" style:parent-style-name="OOoList_20_1_20_Start" style:master-page-name="">
      <style:paragraph-properties style:page-number="auto" fo:keep-with-next="always"/>
    </style:style>
    <style:style style:name="P37" style:family="paragraph" style:parent-style-name="OOoList_20_1_20_Start" style:list-style-name="OOoBullets_20_1" style:master-page-name="">
      <style:paragraph-properties style:page-number="auto" fo:keep-with-next="alway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OOoList_20_1_20_Cont." style:list-style-name="OOoBullets_20_1"/>
    <style:style style:name="P41" style:family="paragraph" style:parent-style-name="OOoList_20_1_20_Cont.">
      <style:paragraph-properties fo:keep-with-next="alway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OOoList_20_1_20_End" style:list-style-name="OOoBullets_20_1"/>
    <style:style style:name="P44" style:family="paragraph" style:parent-style-name="OOoList_20_1_20_End">
      <style:paragraph-properties fo:keep-with-next="always"/>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32">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2 May 2023. Based on Apache OpenOffice 4.1.</text:p>
      <text:p text:style-name="P31"/>
      <text:p text:style-name="OOoToCHead">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2076_202410061" text:style-name="Internet_20_link" text:visited-style-name="Internet_20_link">Chapter 6 <text:line-break/>Getting Started with Draw<text:tab/>5</text:a></text:p>
          <text:p text:style-name="P42"><text:a xlink:type="simple" xlink:href="#__RefHeading__2176_202410061" text:style-name="Internet_20_link" text:visited-style-name="Internet_20_link">What Is Draw?<text:tab/>5</text:a></text:p>
          <text:p text:style-name="P42"><text:a xlink:type="simple" xlink:href="#__RefHeading__2178_202410061" text:style-name="Internet_20_link" text:visited-style-name="Internet_20_link">Parts of the Main Draw Window<text:tab/>6</text:a></text:p>
          <text:p text:style-name="P38"><text:a xlink:type="simple" xlink:href="#__RefHeading__2180_202410061" text:style-name="Internet_20_link" text:visited-style-name="Internet_20_link">Rulers<text:tab/>6</text:a></text:p>
          <text:p text:style-name="P38"><text:a xlink:type="simple" xlink:href="#__RefHeading__2182_202410061" text:style-name="Internet_20_link" text:visited-style-name="Internet_20_link">Status Bar<text:tab/>7</text:a></text:p>
          <text:p text:style-name="P38"><text:a xlink:type="simple" xlink:href="#__RefHeading__2184_202410061" text:style-name="Internet_20_link" text:visited-style-name="Internet_20_link">Toolbars<text:tab/>7</text:a></text:p>
          <text:p text:style-name="P42"><text:a xlink:type="simple" xlink:href="#__RefHeading__2186_202410061" text:style-name="Internet_20_link" text:visited-style-name="Internet_20_link">Choosing and Defining Colors<text:tab/>8</text:a></text:p>
          <text:p text:style-name="P42"><text:a xlink:type="simple" xlink:href="#__RefHeading__2188_202410061" text:style-name="Internet_20_link" text:visited-style-name="Internet_20_link">Positioning Objects with Snap Functions<text:tab/>9</text:a></text:p>
          <text:p text:style-name="P38"><text:a xlink:type="simple" xlink:href="#__RefHeading__2190_202410061" text:style-name="Internet_20_link" text:visited-style-name="Internet_20_link">Snap to Grid<text:tab/>10</text:a></text:p>
          <text:p text:style-name="P38"><text:a xlink:type="simple" xlink:href="#__RefHeading__2192_202410061" text:style-name="Internet_20_link" text:visited-style-name="Internet_20_link">Showing the Grid<text:tab/>10</text:a></text:p>
          <text:p text:style-name="P38"><text:a xlink:type="simple" xlink:href="#__RefHeading__2194_202410061" text:style-name="Internet_20_link" text:visited-style-name="Internet_20_link">Configuring the Grid<text:tab/>10</text:a></text:p>
          <text:p text:style-name="P38"><text:a xlink:type="simple" xlink:href="#__RefHeading__2196_202410061" text:style-name="Internet_20_link" text:visited-style-name="Internet_20_link">Changing the Color of the Grid Points<text:tab/>11</text:a></text:p>
          <text:p text:style-name="P42"><text:a xlink:type="simple" xlink:href="#__RefHeading__2198_202410061" text:style-name="Internet_20_link" text:visited-style-name="Internet_20_link">Positioning Objects with Guiding Lines<text:tab/>11</text:a></text:p>
          <text:p text:style-name="P42"><text:a xlink:type="simple" xlink:href="#__RefHeading__2200_202410061" text:style-name="Internet_20_link" text:visited-style-name="Internet_20_link">The Basic Drawing Shapes<text:tab/>12</text:a></text:p>
          <text:p text:style-name="P38"><text:a xlink:type="simple" xlink:href="#__RefHeading__2202_202410061" text:style-name="Internet_20_link" text:visited-style-name="Internet_20_link">Drawing a Straight Line<text:tab/>12</text:a></text:p>
          <text:p text:style-name="P38"><text:a xlink:type="simple" xlink:href="#__RefHeading__2204_202410061" text:style-name="Internet_20_link" text:visited-style-name="Internet_20_link">Drawing an Arrow<text:tab/>13</text:a></text:p>
          <text:p text:style-name="P38"><text:a xlink:type="simple" xlink:href="#__RefHeading__2206_202410061" text:style-name="Internet_20_link" text:visited-style-name="Internet_20_link">Choosing Line Endings<text:tab/>13</text:a></text:p>
          <text:p text:style-name="P38"><text:a xlink:type="simple" xlink:href="#__RefHeading__2208_202410061" text:style-name="Internet_20_link" text:visited-style-name="Internet_20_link">Drawing a Rectangle or Square<text:tab/>13</text:a></text:p>
          <text:p text:style-name="P38"><text:a xlink:type="simple" xlink:href="#__RefHeading__2210_202410061" text:style-name="Internet_20_link" text:visited-style-name="Internet_20_link">Drawing a Circle or Ellipse<text:tab/>14</text:a></text:p>
          <text:p text:style-name="P38"><text:a xlink:type="simple" xlink:href="#__RefHeading__2212_202410061" text:style-name="Internet_20_link" text:visited-style-name="Internet_20_link">Drawing Curves<text:tab/>14</text:a></text:p>
          <text:p text:style-name="P38"><text:a xlink:type="simple" xlink:href="#__RefHeading__2214_202410061" text:style-name="Internet_20_link" text:visited-style-name="Internet_20_link">Writing Text<text:tab/>15</text:a></text:p>
          <text:p text:style-name="P38"><text:a xlink:type="simple" xlink:href="#__RefHeading__2216_202410061" text:style-name="Internet_20_link" text:visited-style-name="Internet_20_link">Gluepoints and Connectors<text:tab/>16</text:a></text:p>
          <text:p text:style-name="P42"><text:a xlink:type="simple" xlink:href="#__RefHeading__2218_202410061" text:style-name="Internet_20_link" text:visited-style-name="Internet_20_link">Drawing Geometric Shapes<text:tab/>17</text:a></text:p>
          <text:p text:style-name="P42"><text:a xlink:type="simple" xlink:href="#__RefHeading__2220_202410061" text:style-name="Internet_20_link" text:visited-style-name="Internet_20_link">Selecting Objects<text:tab/>18</text:a></text:p>
          <text:p text:style-name="P38"><text:a xlink:type="simple" xlink:href="#__RefHeading__2222_202410061" text:style-name="Internet_20_link" text:visited-style-name="Internet_20_link">Direct Selection<text:tab/>18</text:a></text:p>
          <text:p text:style-name="P38"><text:a xlink:type="simple" xlink:href="#__RefHeading__2224_202410061" text:style-name="Internet_20_link" text:visited-style-name="Internet_20_link">Selection by Framing<text:tab/>19</text:a></text:p>
          <text:p text:style-name="P38"><text:a xlink:type="simple" xlink:href="#__RefHeading__2226_202410061" text:style-name="Internet_20_link" text:visited-style-name="Internet_20_link">Selecting Hidden Objects<text:tab/>19</text:a></text:p>
          <text:p text:style-name="P38"><text:a xlink:type="simple" xlink:href="#__RefHeading__2228_202410061" text:style-name="Internet_20_link" text:visited-style-name="Internet_20_link">Arranging Objects<text:tab/>19</text:a></text:p>
          <text:p text:style-name="P38"><text:a xlink:type="simple" xlink:href="#__RefHeading__2230_202410061" text:style-name="Internet_20_link" text:visited-style-name="Internet_20_link">Selecting Several Objects<text:tab/>19</text:a></text:p>
          <text:p text:style-name="P42"><text:a xlink:type="simple" xlink:href="#__RefHeading__2232_202410061" text:style-name="Internet_20_link" text:visited-style-name="Internet_20_link">Moving and Dynamically Adjusting an Object’s Size<text:tab/>20</text:a></text:p>
          <text:p text:style-name="P38"><text:a xlink:type="simple" xlink:href="#__RefHeading__2234_202410061" text:style-name="Internet_20_link" text:visited-style-name="Internet_20_link">Dynamic Movement of Objects<text:tab/>20</text:a></text:p>
          <text:p text:style-name="P38"><text:a xlink:type="simple" xlink:href="#__RefHeading__2236_202410061" text:style-name="Internet_20_link" text:visited-style-name="Internet_20_link">Dynamic Size Modification of Objects<text:tab/>20</text:a></text:p>
          <text:p text:style-name="P38"><text:a xlink:type="simple" xlink:href="#__RefHeading__2238_202410061" text:style-name="Internet_20_link" text:visited-style-name="Internet_20_link">Rotation<text:tab/>20</text:a></text:p>
          <text:p text:style-name="P38"><text:a xlink:type="simple" xlink:href="#__RefHeading__2240_202410061" text:style-name="Internet_20_link" text:visited-style-name="Internet_20_link">Inclination and Perspective<text:tab/>21</text:a></text:p>
          <text:p text:style-name="P42"><text:a xlink:type="simple" xlink:href="#__RefHeading__33804_2069420273" text:style-name="Internet_20_link" text:visited-style-name="Internet_20_link">Editing Objects<text:tab/>21</text:a></text:p>
          <text:p text:style-name="P38"><text:a xlink:type="simple" xlink:href="#__RefHeading__2242_202410061" text:style-name="Internet_20_link" text:visited-style-name="Internet_20_link">The Context Menu<text:tab/>22</text:a></text:p>
          <text:p text:style-name="P38"><text:a xlink:type="simple" xlink:href="#__RefHeading__2244_202410061" text:style-name="Internet_20_link" text:visited-style-name="Internet_20_link">Editing Lines and Borders<text:tab/>22</text:a></text:p>
          <text:p text:style-name="P38"><text:a xlink:type="simple" xlink:href="#__RefHeading__2246_202410061" text:style-name="Internet_20_link" text:visited-style-name="Internet_20_link">Common Line Properties<text:tab/>22</text:a></text:p>
          <text:p text:style-name="P38"><text:a xlink:type="simple" xlink:href="#__RefHeading__2248_202410061" text:style-name="Internet_20_link" text:visited-style-name="Internet_20_link">Drawing Arrows<text:tab/>23</text:a></text:p>
          <text:p text:style-name="P38"><text:a xlink:type="simple" xlink:href="#__RefHeading__2250_202410061" text:style-name="Internet_20_link" text:visited-style-name="Internet_20_link">Customizing Line and Arrow Styles<text:tab/>23</text:a></text:p>
          <text:p text:style-name="P38"><text:a xlink:type="simple" xlink:href="#__RefHeading__2252_202410061" text:style-name="Internet_20_link" text:visited-style-name="Internet_20_link">Editing the Inside (Fill) of an Object<text:tab/>23</text:a></text:p>
          <text:p text:style-name="P38"><text:a xlink:type="simple" xlink:href="#__RefHeading__2254_202410061" text:style-name="Internet_20_link" text:visited-style-name="Internet_20_link">Adding a Shadow<text:tab/>23</text:a></text:p>
          <text:p text:style-name="P38"><text:a xlink:type="simple" xlink:href="#__RefHeading__2256_202410061" text:style-name="Internet_20_link" text:visited-style-name="Internet_20_link">Adding Transparency<text:tab/>23</text:a></text:p>
          <text:p text:style-name="P42"><text:a xlink:type="simple" xlink:href="#__RefHeading__2258_202410061" text:style-name="Internet_20_link" text:visited-style-name="Internet_20_link">Using Styles<text:tab/>24</text:a></text:p>
          <text:p text:style-name="P42"><text:a xlink:type="simple" xlink:href="#__RefHeading__2260_202410061" text:style-name="Internet_20_link" text:visited-style-name="Internet_20_link">Special Effects<text:tab/>24</text:a></text:p>
          <text:p text:style-name="P38"><text:a xlink:type="simple" xlink:href="#__RefHeading__2262_202410061" text:style-name="Internet_20_link" text:visited-style-name="Internet_20_link">Flip an Object<text:tab/>24</text:a></text:p>
          <text:p text:style-name="P38"><text:soft-page-break/><text:a xlink:type="simple" xlink:href="#__RefHeading__2264_202410061" text:style-name="Internet_20_link" text:visited-style-name="Internet_20_link">Mirror Copies<text:tab/>24</text:a></text:p>
          <text:p text:style-name="P38"><text:a xlink:type="simple" xlink:href="#__RefHeading__2266_202410061" text:style-name="Internet_20_link" text:visited-style-name="Internet_20_link">Distorting an Image<text:tab/>25</text:a></text:p>
          <text:p text:style-name="P38"><text:a xlink:type="simple" xlink:href="#__RefHeading__2268_202410061" text:style-name="Internet_20_link" text:visited-style-name="Internet_20_link">Dynamic Gradients<text:tab/>25</text:a></text:p>
          <text:p text:style-name="P38"><text:a xlink:type="simple" xlink:href="#__RefHeading__2270_202410061" text:style-name="Internet_20_link" text:visited-style-name="Internet_20_link">Duplication<text:tab/>25</text:a></text:p>
          <text:p text:style-name="P38"><text:a xlink:type="simple" xlink:href="#__RefHeading__2272_202410061" text:style-name="Internet_20_link" text:visited-style-name="Internet_20_link">Cross-fading<text:tab/>26</text:a></text:p>
          <text:p text:style-name="P42"><text:a xlink:type="simple" xlink:href="#__RefHeading__2274_202410061" text:style-name="Internet_20_link" text:visited-style-name="Internet_20_link">Combining Multiple Objects<text:tab/>27</text:a></text:p>
          <text:p text:style-name="P38"><text:a xlink:type="simple" xlink:href="#__RefHeading__2276_202410061" text:style-name="Internet_20_link" text:visited-style-name="Internet_20_link">Grouping by Common Selection<text:tab/>27</text:a></text:p>
          <text:p text:style-name="P38"><text:a xlink:type="simple" xlink:href="#__RefHeading__2278_202410061" text:style-name="Internet_20_link" text:visited-style-name="Internet_20_link">Maintaining Groups and Undoing Groups<text:tab/>27</text:a></text:p>
          <text:p text:style-name="P38"><text:a xlink:type="simple" xlink:href="#__RefHeading__2280_202410061" text:style-name="Internet_20_link" text:visited-style-name="Internet_20_link">Combining Objects<text:tab/>27</text:a></text:p>
          <text:p text:style-name="P42"><text:a xlink:type="simple" xlink:href="#__RefHeading__2282_202410061" text:style-name="Internet_20_link" text:visited-style-name="Internet_20_link">Aids for Positioning Objects<text:tab/>27</text:a></text:p>
          <text:p text:style-name="P42"><text:a xlink:type="simple" xlink:href="#__RefHeading__2284_202410061" text:style-name="Internet_20_link" text:visited-style-name="Internet_20_link">Inserting and Editing Pictures<text:tab/>28</text:a></text:p>
          <text:p text:style-name="P42"><text:a xlink:type="simple" xlink:href="#__RefHeading__2286_202410061" text:style-name="Internet_20_link" text:visited-style-name="Internet_20_link">Working with 3D Objects<text:tab/>28</text:a></text:p>
          <text:p text:style-name="P42"><text:a xlink:type="simple" xlink:href="#__RefHeading__2288_202410061" text:style-name="Internet_20_link" text:visited-style-name="Internet_20_link">Exporting Graphics<text:tab/>28</text:a></text:p>
          <text:p text:style-name="P42"><text:a xlink:type="simple" xlink:href="#__RefHeading__2290_202410061" text:style-name="Internet_20_link" text:visited-style-name="Internet_20_link">Adding Comments to a Drawing<text:tab/>28</text:a></text:p>
        </text:index-body>
      </text:table-of-content>
      <text:p text:style-name="OOoTextBody"/>
      <text:h text:style-name="P30" text:outline-level="1"><text:bookmark-start text:name="__RefHeading__2076_202410061"/>Chapter <text:span text:style-name="OOoChapterNumber">6 </text:span><text:line-break/>Getting Started with Draw<text:bookmark-end text:name="__RefHeading__2076_202410061"/></text:h>
      <text:h text:style-name="OOoHeading_20_1" text:outline-level="2"><text:bookmark-start text:name="__RefHeading__2176_202410061"/>What Is Draw?<text:bookmark-end text:name="__RefHeading__2176_202410061"/></text:h>
      <text:p text:style-name="OOoTextBody"><text:alphabetical-index-mark text:string-value="Draw" text:key1="features"/><text:alphabetical-index-mark text:string-value="features" text:key1="Draw"/>Draw is a <text:alphabetical-index-mark-start text:id="IMark61330824"/>vector graphics<text:alphabetical-index-mark-end text:id="IMark61330824"/>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61330872"/>pixels<text:alphabetical-index-mark-end text:id="IMark61330872"/>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Draw.</text:p>
      <text:p text:style-name="OOoTextBody">Draw’s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2022679751092055846"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ézier curves</text:p>
        </text:list-item>
      </text:list>
      <text:p text:style-name="OOoTextBody">This chapter introduces some of Draw’s features, but it does not attempt to cover all of them. See the <text:span text:style-name="OOoEmphasis">Draw Guide</text:span> and the application Help for more information.</text:p>
      <text:h text:style-name="OOoHeading_20_1" text:outline-level="2"><text:bookmark-start text:name="__RefHeading__2178_202410061"/><text:soft-page-break/>Parts of the Main Draw Window<text:bookmark-end text:name="__RefHeading__2178_202410061"/></text:h>
      <text:p text:style-name="OOoTextBody">The components of the main <text:alphabetical-index-mark-start text:id="IMark61330824" text:key1="workspace"/>Draw<text:alphabetical-index-mark-end text:id="IMark61330824"/>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2">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2"><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1"><draw:text-box fo:min-height="2.0244in"><text:p text:style-name="OOoFigureCaption"><draw:frame draw:style-name="fr15" draw:name="AOO41GS07_002" text:anchor-type="as-char" svg:y="-1.4953in" svg:width="3.0756in" svg:height="1.6256in" draw:z-index="3"><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bookmark-start text:name="__RefHeading__2180_202410061"/><text:alphabetical-index-mark text:string-value="rulers (Draw)"/>Rulers<text:bookmark-end text:name="__RefHeading__2180_202410061"/></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4"><draw:text-box fo:min-height="1.9417in"><text:p text:style-name="OOoFigureCaption"><draw:frame draw:style-name="fr16" draw:name="AOO41GS07_003" text:anchor-type="as-char" svg:y="-1.5283in" svg:width="2.7563in" svg:height="1.6693in" draw:z-index="5"><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lines, making it easier to position objects. The <text:alphabetical-index-mark text:string-value="margins"/><text:alphabetical-index-mark text:string-value="page margins"/>page margins in the drawing area are also <text:soft-page-break/>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bookmark-start text:name="__RefHeading__2182_202410061"/><text:alphabetical-index-mark text:string-value="Draw" text:key1="status bar"/><text:alphabetical-index-mark text:string-value="status bar" text:key1="Draw"/>Status Bar<text:bookmark-end text:name="__RefHeading__2182_202410061"/></text:h>
      <text:p text:style-name="P6">The Status bar is located at the bottom of the screen (in all Apache OpenOffice components); it includes several Draw-specific fields.</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6"><draw:text-box fo:min-height="0.9346in"><text:p text:style-name="OOoFigureCaption"><draw:frame draw:style-name="fr17" draw:name="AOO41GS07_004" text:anchor-type="as-char" svg:width="4.1839in" svg:height="0.7193in" draw:z-index="7"><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8"><draw:text-box fo:min-height="1.0811in"><text:p text:style-name="OOoFigureCaption"><draw:frame draw:style-name="fr17" draw:name="AOO41GS07_005" text:anchor-type="as-char" svg:width="4.3862in" svg:height="0.8417in" draw:z-index="9"><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ext:bookmark-start text:name="__RefHeading__2184_202410061"/>Toolbars<text:bookmark-end text:name="__RefHeading__2184_202410061"/></text:h>
      <text:p text:style-name="OOoTextBody">To display or hide the various Draw <text:alphabetical-index-mark-start text:id="IMark61330824" text:key1="Draw"/>toolbars<text:alphabetical-index-mark-end text:id="IMark61330824"/><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5">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22"><draw:frame draw:style-name="fr17" draw:name="AOO41GS07_006_StandardToolbar" text:anchor-type="as-char" svg:width="6.6929in" svg:height="0.3492in" draw:z-index="10"><draw:image xlink:href="Pictures/100000000000028B000000228B4298EC.png" xlink:type="simple" xlink:show="embed" xlink:actuate="onLoad"/></draw:frame></text:p>
      <text:p text:style-name="OOoDefinitionTerm"><text:alphabetical-index-mark-start text:id="IMark853394980" text:key1="toolbars"/><text:alphabetical-index-mark-start text:id="IMark61330824"/>Line and Filling toolbar<text:alphabetical-index-mark-end text:id="IMark61330824"/><text:alphabetical-index-mark-end text:id="IMark853394980"/></text:p>
      <text:p text:style-name="OOoDefinition">The Line and Filling toolbar lets you modify the main properties of a drawing object. See page <text:bookmark-ref text:reference-format="page" text:ref-name="__RefHeading__33804_2069420273">21</text:bookmark-ref> for details.</text:p>
      <text:p text:style-name="OOoFigure"><text:soft-page-break/><draw:frame draw:style-name="fr17" draw:name="AOO41GS07_007_LineFillingToolbar" text:anchor-type="as-char" svg:width="6.6929in" svg:height="0.339in" draw:z-index="11"><draw:image xlink:href="Pictures/10000000000002DF000000234F2716B0.png" xlink:type="simple" xlink:show="embed" xlink:actuate="onLoad"/></draw:frame></text:p>
      <text:p text:style-name="P8">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8" draw:name="AOO41GS07_008_TextFormattingToolbar" text:anchor-type="as-char" svg:width="6.6929in" svg:height="0.2799in" draw:z-index="12"><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Definition">The Drawing toolbar is the most important toolbar in Draw. It contains all the necessary functions for drawing various geometric and freehand shapes and for organizing them on the page.</text:p>
      <text:p text:style-name="P12"><draw:frame draw:style-name="fr17" draw:name="AOO41GS07_009_DrawingToolbar" text:anchor-type="as-char" svg:width="6.6929in" svg:height="0.2799in" draw:z-index="13"><draw:image xlink:href="Pictures/1000000000000373000000236C6D0A95.png" xlink:type="simple" xlink:show="embed" xlink:actuate="onLoad"/></draw:frame></text:p>
      <text:p text:style-name="OOoTextBody">Many of the functions of the Line and Filling, the Text Formatting, and the Drawing toolbars are available in the Properties deck of the <text:span text:style-name="T17">Sidebar</text:span> once an object is selected</text:p>
      <text:p text:style-name="OOoDefinitionTerm"><text:alphabetical-index-mark text:string-value="Options toolbar"/><text:alphabetical-index-mark text:string-value="Options Bar (Draw)"/>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14"><draw:text-box fo:min-height="0.8409in"><text:p text:style-name="OOoFigureCaption"><draw:frame draw:style-name="fr18" draw:name="AOO41GS07_010_OptionsToolbar" text:anchor-type="as-char" svg:width="4.1764in" svg:height="0.5555in" draw:z-index="15"><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OOoHeading_20_1" text:outline-level="2"><text:bookmark-start text:name="__RefHeading__2186_202410061"/>Choosing and Defining Colors<text:bookmark-end text:name="__RefHeading__2186_202410061"/></text:h>
      <text:p text:style-name="OOoDefinitionTerm"><text:alphabetical-index-mark-start text:id="IMark853394980" text:key1="toolbars"/><text:alphabetical-index-mark-start text:id="IMark61330872"/>Color Bar<text:alphabetical-index-mark-end text:id="IMark61330872"/><text:alphabetical-index-mark-end text:id="IMark853394980"/></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16"><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2"> the </text:span></text:span><text:span text:style-name="OOoStrongEmphasis"><text:span text:style-name="T7">Colors</text:span></text:span> tab.</text:p>
      <text:p text:style-name="OOoTextBody">To load another palette, click on the <text:span text:style-name="OOoMenuPath">Load Color List</text:span> button (circled in <text:sequence-ref text:reference-format="category-and-value" text:ref-name="refFigure6">Figure 7</text:sequence-ref>).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2">The color selection box also lets you individually change any color by modifying the numerical values in the fields provided to the right of the color palette. You can use </text:span></text:span><text:soft-page-break/><text:span text:style-name="OOoDefault"><text:span text:style-name="T2">the color schemes known as </text:span></text:span><text:alphabetical-index-mark-start text:id="IMark61330872"/><text:span text:style-name="OOoDefault"><text:span text:style-name="T2">CMYK</text:span></text:span><text:alphabetical-index-mark-end text:id="IMark61330872"/><text:span text:style-name="OOoDefault"><text:span text:style-name="T2"> (Cyan, Magenta, Yellow, Black), and </text:span></text:span><text:alphabetical-index-mark-start text:id="IMark61330776"/><text:span text:style-name="OOoDefault"><text:span text:style-name="T2">RGB</text:span></text:span><text:alphabetical-index-mark-end text:id="IMark61330776"/><text:span text:style-name="OOoDefault"><text:span text:style-name="T2"> (Red, Green, Blue).</text:span></text:span></text:p>
      <text:p text:style-name="OOoTextBody">Click on the <text:span text:style-name="OOoMenuPath">Edit</text:span> button to open the Color Picker, where you can set individual colors. See “Color options” in Chapter 11 (Setting Up and Customizing Apache OpenOffice) in this book. Many more input possibilities are available in this dialog.</text:p>
      <text:p text:style-name="OOoTextBody"><text:span text:style-name="OOoDefault"><text:span text:style-name="T2">For a more detailed description of color palettes and their options, see Chapter 8 (Tips and Tricks), in the </text:span></text:span><text:span text:style-name="OOoDefault"><text:span text:style-name="T8">Draw Guide</text:span></text:span><text:span text:style-name="OOoDefault"><text:span text:style-name="T2">.</text:span></text:span></text:p>
      <text:p text:style-name="P20"><draw:frame draw:style-name="fr1" draw:name="Figure_AOO41GS07_7" text:anchor-type="as-char" svg:y="-3.8189in" svg:width="6.0492in" draw:z-index="17"><draw:text-box fo:min-height="4.0252in"><text:p text:style-name="OOoFigureCaption"><draw:frame draw:style-name="fr17" draw:name="AOO41GS07_012" text:anchor-type="as-char" svg:width="6.0118in" svg:height="3.989in" draw:z-index="18"><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66233268"/>color palette<text:alphabetical-index-mark-end text:id="IMark66233268"/></text:p></draw:text-box></draw:frame></text:p>
      <text:h text:style-name="OOoHeading_20_1" text:outline-level="2"><text:bookmark-start text:name="__RefHeading__2188_202410061"/>Positioning Objects with <text:alphabetical-index-mark-start text:id="IMark61330776"/>Snap Functions<text:bookmark-end text:name="__RefHeading__2188_202410061"/><text:alphabetical-index-mark-end text:id="IMark61330776"/></text:h>
      <text:p text:style-name="P6">In Draw, objects can be accurately and consistently positioned using <text:alphabetical-index-mark-start text:id="IMark61330776"/>grid points<text:alphabetical-index-mark-end text:id="IMark61330776"/>, special snap points and lines, object frames, individual points on objects, or page edges. This function is known as <text:span text:style-name="OOoEmphasis">Snap</text:span>.</text:p>
      <text:p text:style-name="P5">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4">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bookmark-start text:name="__RefHeading__2190_202410061"/><text:alphabetical-index-mark-start text:id="IMark61330776"/>Snap to Grid<text:bookmark-end text:name="__RefHeading__2190_202410061"/><text:alphabetical-index-mark-end text:id="IMark61330776"/></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19"><draw:image xlink:href="Pictures/10000000000000210000001F5D762CD0.png" xlink:type="simple" xlink:show="embed" xlink:actuate="onLoad"/></draw:frame> icon.</text:p>
      <text:p text:style-name="P23"><text:soft-page-break/><draw:frame draw:style-name="fr1" draw:name="Figure_AOO41GS07_8" text:anchor-type="as-char" svg:y="-1.6154in" svg:width="3.2193in" draw:z-index="20"><draw:text-box fo:min-height="1.6917in"><text:p text:style-name="P18"><draw:frame draw:style-name="fr20" draw:name="AOO41GS07_014" text:anchor-type="as-char" svg:width="3.2193in" svg:height="1.6811in" draw:z-index="21"><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text:bookmark-start text:name="__RefHeading__2192_202410061"/>Showing the Grid<text:bookmark-end text:name="__RefHeading__2192_202410061"/></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22"><draw:image xlink:href="Pictures/100000000000001E000000216B6FF93C.png" xlink:type="simple" xlink:show="embed" xlink:actuate="onLoad"/></draw:frame> icon on the Options toolbar.</text:p>
      <text:h text:style-name="OOoHeading_20_2" text:outline-level="3"><text:bookmark-start text:name="__RefHeading__2194_202410061"/>Configuring the Grid<text:bookmark-end text:name="__RefHeading__2194_202410061"/></text:h>
      <text:p text:style-name="P5">The <text:s/>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23"><draw:text-box fo:min-height="3.5819in"><text:p text:style-name="OOoFigureCaption"><draw:frame draw:style-name="fr14" draw:name="AOO41GS07_016" text:anchor-type="paragraph" svg:width="5.161in" svg:height="3.3992in" draw:z-index="24"><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34803921"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text:soft-page-break/>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text:bookmark-start text:name="__RefHeading__2196_202410061"/>Changing the Color of the Grid Points<text:bookmark-end text:name="__RefHeading__2196_202410061"/></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fo:min-width="5.2299in" draw:z-index="25"><draw:text-box fo:min-height="3.5402in"><text:p text:style-name="OOoFigureCaption"><text:s/><draw:frame text:anchor-type="as-char" draw:z-index="26" draw:style-name="gr1" draw:text-style-name="P45" svg:width="5.3803in" svg:height="3.9504in"><draw:image xlink:href=""><text:p/></draw:image></draw:frame></text:p><text:p text:style-name="OOoFigureCaption">Figure <text:sequence text:ref-name="refFigure9" text:name="Figure" text:formula="ooow:Figure+1" style:num-format="1">10</text:sequence>: Changing the grid color</text:p></draw:text-box></draw:frame></text:p>
      <text:h text:style-name="OOoHeading_20_1" text:outline-level="2"><text:bookmark-start text:name="__RefHeading__2198_202410061"/>Positioning Objects with Guiding Lines<text:bookmark-end text:name="__RefHeading__2198_202410061"/></text:h>
      <text:p text:style-name="OOoTextBody">To simplify the positioning of objects it is possible to make visible <text:alphabetical-index-mark-start text:id="IMark61330776"/>guiding lines<text:alphabetical-index-mark-end text:id="IMark61330776"/>—extensions of the edges of the object—while it is being moved. These guiding lines have no snap function.</text:p>
      <text:p text:style-name="OOoTextBody"><text:span text:style-name="OOoMenuPath"><text:span text:style-name="T2">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2">, or by clicking on the </text:span></text:span><text:span text:style-name="OOoMenuPath"><text:span text:style-name="T2"><draw:frame draw:style-name="fr19" draw:name="AOO41GS07_018_GuidesIcon" text:anchor-type="as-char" svg:width="0.2902in" svg:height="0.2799in" draw:z-index="27"><draw:image xlink:href="Pictures/100000000000001E0000001DA465C97E.png" xlink:type="simple" xlink:show="embed" xlink:actuate="onLoad"/></draw:frame></text:span></text:span><text:span text:style-name="OOoMenuPath"><text:span text:style-name="T2"> icon on the </text:span></text:span><text:span text:style-name="OOoMenuPath"><text:span text:style-name="T8">Options</text:span></text:span><text:span text:style-name="OOoMenuPath"><text:span text:style-name="T2"> toolbar.</text:span></text:span></text:p>
      <text:h text:style-name="OOoHeading_20_1" text:outline-level="2"><text:bookmark-start text:name="__RefHeading__2200_202410061"/><text:soft-page-break/>The Basic Drawing Shapes<text:bookmark-end text:name="__RefHeading__2200_202410061"/></text:h>
      <text:p text:style-name="P5">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Create Line , Text frame xxyy selected</text:span>, and so on.</text:p>
          </table:table-cell>
        </table:table-row>
      </table:table>
      <text:p text:style-name="P6"><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28"><draw:text-box fo:min-height="0.6362in"><text:p text:style-name="OOoFigureCaption"><draw:frame draw:style-name="fr17" draw:name="AOO41GS07_019" text:anchor-type="as-char" svg:width="3.5492in" svg:height="0.4154in" draw:z-index="29"><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text:bookmark-start text:name="__RefHeading__2202_202410061"/>Drawing a <text:alphabetical-index-mark text:string-value="line, drawing"/><text:alphabetical-index-mark text:string-value="line" text:key1="drawing"/>Straight Line<text:bookmark-end text:name="__RefHeading__2202_202410061"/></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30"><draw:image xlink:href="Pictures/100002010000001800000018ADD8C46B.png" xlink:type="simple" xlink:show="embed" xlink:actuate="onLoad"/></draw:frame></text:span><text:span text:style-name="T5"> on the Drawing</text:span><text:span text:style-name="T2">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31"><draw:text-box fo:min-height="2.0417in"><text:p text:style-name="OOoFigureCaption"><draw:frame draw:style-name="fr22" draw:name="AOO41GS07_021" text:anchor-type="as-char" svg:width="2.0945in" svg:height="1.7417in" draw:z-index="32"><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2">To snap the end of the line to the nearest grid point, h</text:span>old down the <text:span text:style-name="OOoKeystroke">Control (Ctrl)</text:span> key while drawing the line<text:span text:style-name="T2">.</text:span></text:p>
      <table:table table:name="Table101" table:style-name="Table101">
        <table:table-column table:style-name="Table101.A"/>
        <table:table-column table:style-name="Table101.B"/>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ext:soft-page-break/>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2"> to open </text:span></text:span>the <text:span text:style-name="OOoEmphasis">Line</text:span> dialog.</text:p>
      <text:h text:style-name="OOoHeading_20_2" text:outline-level="3"><text:bookmark-start text:name="__RefHeading__2204_202410061"/>Drawing an Arrow<text:bookmark-end text:name="__RefHeading__2204_202410061"/></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33"><draw:image xlink:href="Pictures/100000000000001E0000001A1FE47C67.png" xlink:type="simple" xlink:show="embed" xlink:actuate="onLoad"/></draw:frame> to draw an arrow.</text:p>
      <text:h text:style-name="OOoHeading_20_2" text:outline-level="3"><text:bookmark-start text:name="__RefHeading__2206_202410061"/>Choosing Line Endings<text:bookmark-end text:name="__RefHeading__2206_202410061"/></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34"><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35"><draw:text-box fo:min-height="3.0035in"><text:p text:style-name="OOoFigure"><draw:frame draw:style-name="fr14" draw:name="AOO41GS07_024" text:anchor-type="paragraph" svg:width="1.472in" svg:height="2.1126in" draw:z-index="36"><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text:bookmark-start text:name="__RefHeading__2208_202410061"/>Drawing a <text:alphabetical-index-mark text:string-value="rectangle, drawing"/><text:alphabetical-index-mark-start text:id="IMark61330776" text:key1="drawing"/>Rectangle<text:alphabetical-index-mark-end text:id="IMark61330776"/> or Square<text:bookmark-end text:name="__RefHeading__2208_202410061"/></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37"><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4"><text:soft-page-break/><draw:frame draw:style-name="fr6" draw:name="Figure_AOO41GS07_14" text:anchor-type="as-char" fo:min-width="4.1508in" draw:z-index="38"><draw:text-box fo:min-height="1.5319in"><text:p text:style-name="P18"><draw:frame draw:style-name="fr17" draw:name="AOO41GS07_026" text:anchor-type="as-char" svg:width="4.1508in" svg:height="1.2661in" draw:z-index="39"><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text:bookmark-start text:name="__RefHeading__2210_202410061"/>Drawing a <text:alphabetical-index-mark text:string-value="Circle, drawing"/><text:alphabetical-index-mark text:string-value="circle or ellipse" text:key1="drawing"/>Circle or Ellipse<text:bookmark-end text:name="__RefHeading__2210_202410061"/></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40"><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41"><draw:text-box fo:min-height="1.5984in"><text:p text:style-name="P18"><draw:frame draw:style-name="fr17" draw:name="AOO41GS07_028" text:anchor-type="as-char" svg:width="4.2661in" svg:height="1.3043in" draw:z-index="42"><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7">To draw a circle, hold down the <text:span text:style-name="OOoKeystroke">Shift</text:span> key while dragging the mouse.</text:p>
        </text:list-item>
        <text:list-item>
          <text:p text:style-name="P40">To draw an ellipse with the starting point at the center (instead of the corner), hold down the <text:span text:style-name="OOoKeystroke">Alt</text:span> key while dragging the mouse.</text:p>
        </text:list-item>
        <text:list-item>
          <text:p text:style-name="P40">To draw a circle with the starting point at the center, hold down both the <text:span text:style-name="OOoKeystroke">Alt</text:span> and <text:span text:style-name="OOoKeystroke">Shift</text:span> keys while dragging the mouse.</text:p>
        </text:list-item>
        <text:list-item>
          <text:p text:style-name="P43">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OOoHeading_20_2" text:outline-level="3"><text:bookmark-start text:name="__RefHeading__2212_202410061"/>Drawing Curves<text:bookmark-end text:name="__RefHeading__2212_202410061"/></text:h>
      <text:p text:style-name="OOoTextBody">The tools for drawing curves or polygons are on the toolbar that appears when you click the arrow next to the <text:span text:style-name="OOoMenuPath">Curve</text:span> icon <draw:frame draw:style-name="fr18" draw:name="AOO41GS07_029_CurveIcon" text:anchor-type="as-char" svg:width="0.3744in" svg:height="0.2244in" draw:z-index="43"><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44"><draw:text-box fo:min-height="2.1555in"><text:p text:style-name="OOoFigure"><draw:frame draw:style-name="fr18" draw:name="AOO41GS07_030" text:anchor-type="as-char" svg:width="1.2756in" svg:height="1.2465in" draw:z-index="45"><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text:bookmark-start text:name="__RefHeading__2214_202410061"/>Writing <text:alphabetical-index-mark text:string-value="Text in Draw"/>Text<text:bookmark-end text:name="__RefHeading__2214_202410061"/></text:h>
      <text:p text:style-name="OOoTextBody">Use the Text tool <draw:frame draw:style-name="fr18" draw:name="AOO41GS07_031_TextIcon" text:anchor-type="as-char" svg:width="0.1846in" svg:height="0.2244in" draw:z-index="46"><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 window. 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AOO41GS07_032_CallOutTool" text:anchor-type="as-char" svg:width="0.3744in" svg:height="0.2244in" draw:z-index="47"><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text:bookmark-start text:name="__RefHeading__2216_202410061"/>Gluepoints <text:alphabetical-index-mark text:string-value="connectors"/>and Connectors<text:bookmark-end text:name="__RefHeading__2216_202410061"/></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48"><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4" draw:name="AOO41GS07_034_GluepointIcon" text:anchor-type="as-char" svg:y="-0.2165in" svg:width="0.2701in" svg:height="0.2902in" draw:z-index="49"><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0"><draw:text-box fo:min-height="1.6528in"><text:p text:style-name="OOoFigureCaption"><draw:frame draw:style-name="fr17" draw:name="AOO41GS07_035" text:anchor-type="as-char" svg:width="2.0126in" svg:height="1.3945in" draw:z-index="51"><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67207068"/>gluepoints<text:alphabetical-index-mark-end text:id="IMark67207068"/> on an object. When you move the other object, the connector moves with it. Connectors are particularly useful for making organizational charts. You can reorganize the blocks of your chart and all the connected objects stay connected.</text:p>
      <text:p text:style-name="P6"><text:soft-page-break/><text:span text:style-name="T11"><text:sequence-ref text:reference-format="category-and-value" text:ref-name="refFigure17">Figure 18</text:sequence-ref></text:span><text:span text:style-name="T11"> shows two </text:span>Draw<text:span text:style-name="T11"> objects and a connector.</text:span></text:p>
      <text:p text:style-name="P21"><draw:frame draw:style-name="fr10" draw:name="Figure_AOO41GS07_18" text:anchor-type="as-char" svg:width="3.7791in" draw:z-index="52"><draw:text-box fo:min-height="2.1075in"><text:p text:style-name="P19"><draw:frame draw:style-name="fr25" draw:name="AOO41GS07_036" text:anchor-type="as-char" svg:width="1.7992in" svg:height="1.8661in" draw:z-index="53"><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54"><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2153288502963043428" text:style-name="L1">
        <text:list-item>
          <text:list>
            <text:list-item>
              <text:h text:style-name="P34" text:outline-level="2"><text:bookmark-start text:name="__RefHeading__2218_202410061"/>Drawing Geometric Shapes<text:bookmark-end text:name="__RefHeading__2218_202410061"/></text:h>
            </text:list-item>
          </text:list>
        </text:list-item>
      </text:list>
      <text:p text:style-name="P7">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55"><draw:text-box fo:min-height="0.6736in"><text:p text:style-name="OOoFigureCaption"><draw:frame draw:style-name="fr26" draw:name="AOO41GS07_038" text:anchor-type="as-char" svg:width="3.1244in" svg:height="0.4366in" draw:z-index="56"><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63"><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5"><draw:frame draw:style-name="fr18" draw:name="AOO41GS07_040" text:anchor-type="as-char" svg:width="1.6909in" svg:height="1.4953in" draw:z-index="57"><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64"><draw:image xlink:href="Pictures/100002010000002800000018CFC52A85.png" xlink:type="simple" xlink:show="embed" xlink:actuate="onLoad"/></draw:frame> provides an array of tools for drawing the various symbols.</text:p>
          </table:table-cell>
          <table:table-cell office:value-type="string">
            <text:p text:style-name="P25"><draw:frame draw:style-name="fr18" draw:name="AOO41GS07_042" text:anchor-type="as-char" svg:width="1.7047in" svg:height="1.1957in" draw:z-index="58"><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65"><draw:image xlink:href="Pictures/10000201000000280000001863638E7D.png" xlink:type="simple" xlink:show="embed" xlink:actuate="onLoad"/></draw:frame> opens the Block Arrows toolbar.</text:p>
          </table:table-cell>
          <table:table-cell office:value-type="string">
            <text:p text:style-name="P25"><draw:frame draw:style-name="fr18" draw:name="AOO41GS07_044" text:anchor-type="as-char" svg:width="1.6929in" svg:height="1.8035in" draw:z-index="59"><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66"><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5"><draw:frame draw:style-name="fr18" draw:name="AOO41GS07_045" text:anchor-type="as-char" svg:width="1.6929in" svg:height="1.8063in" draw:z-index="60"><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67"><draw:image xlink:href="Pictures/100002010000002800000018CDEB6C08.png" xlink:type="simple" xlink:show="embed" xlink:actuate="onLoad"/></draw:frame> to open the <text:alphabetical-index-mark text:string-value="callouts"/>Callouts toolbar.</text:p>
          </table:table-cell>
          <table:table-cell office:value-type="string">
            <text:p text:style-name="P25"><draw:frame draw:style-name="fr18" draw:name="AOO41GS07_048" text:anchor-type="as-char" svg:width="2.0134in" svg:height="0.5862in" draw:z-index="61"><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68"><draw:image xlink:href="Pictures/1000020100000028000000187307A5A5.png" xlink:type="simple" xlink:show="embed" xlink:actuate="onLoad"/></draw:frame>.</text:p>
          </table:table-cell>
          <table:table-cell office:value-type="string">
            <text:p text:style-name="P25"><draw:frame draw:style-name="fr18" draw:name="AOO41GS07_050" text:anchor-type="as-char" svg:width="1.7311in" svg:height="0.8972in" draw:z-index="62"><draw:image xlink:href="Pictures/10000000000000A400000055C0751735.png" xlink:type="simple" xlink:show="embed" xlink:actuate="onLoad"/></draw:frame></text:p>
          </table:table-cell>
        </table:table-row>
      </table:table>
      <text:h text:style-name="OOoHeading_20_1" text:outline-level="2"><text:bookmark-start text:name="__RefHeading__2220_202410061"/><text:alphabetical-index-mark text:string-value="selecting objects"/>Selecting Objects<text:bookmark-end text:name="__RefHeading__2220_202410061"/></text:h>
      <text:h text:style-name="OOoHeading_20_2" text:outline-level="3"><text:bookmark-start text:name="__RefHeading__2222_202410061"/>Direct Selection<text:bookmark-end text:name="__RefHeading__2222_202410061"/></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text:bookmark-start text:name="__RefHeading__2224_202410061"/>Selection by <text:alphabetical-index-mark-start text:id="IMark170114104" text:key1="objects"/>Framing<text:bookmark-end text:name="__RefHeading__2224_202410061"/><text:alphabetical-index-mark-end text:id="IMark170114104"/></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107"><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7" draw:name="AOO41GS07_051" text:anchor-type="as-char" svg:width="1.3791in" svg:height="1.3126in" draw:z-index="69"><draw:image xlink:href="Pictures/10000000000000EE000000E421E9569B.png" xlink:type="simple" xlink:show="embed" xlink:actuate="onLoad"/></draw:frame></text:p>
          </table:table-cell>
        </table:table-row>
      </table:table>
      <text:h text:style-name="OOoHeading_20_2" text:outline-level="3"><text:bookmark-start text:name="__RefHeading__2226_202410061"/>Selecting <text:alphabetical-index-mark-start text:id="IMark61330872"/><text:alphabetical-index-mark-start text:id="IMark67207068" text:key1="objects"/>Hidden<text:alphabetical-index-mark-end text:id="IMark67207068"/> Objects<text:bookmark-end text:name="__RefHeading__2226_202410061"/><text:alphabetical-index-mark-end text:id="IMark61330872"/></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8" draw:name="AOO41GS07_053" text:anchor-type="as-char" svg:width="1.5835in" svg:height="1.3799in" draw:z-index="70"><draw:image xlink:href="Pictures/10000000000000B800000098ADE37368.png" xlink:type="simple" xlink:show="embed" xlink:actuate="onLoad"/></draw:frame></text:p>
          </table:table-cell>
        </table:table-row>
      </table:table>
      <text:h text:style-name="OOoHeading_20_2" text:outline-level="3"><text:bookmark-start text:name="__RefHeading__2228_202410061"/><text:alphabetical-index-mark text:string-value="arranging objects"/><text:alphabetical-index-mark text:string-value="arranging" text:key1="objects"/>Arranging Objects<text:bookmark-end text:name="__RefHeading__2228_202410061"/></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29" draw:name="AOO41GS07_054_ArrangeIcon" text:anchor-type="as-char" svg:width="0.4335in" svg:height="0.2756in" draw:z-index="71"><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bookmark-start text:name="__RefHeading__2230_202410061"/><text:alphabetical-index-mark text:string-value="Selecting Several" text:key1="Objects"/>Selecting Several Objects<text:bookmark-end text:name="__RefHeading__2230_202410061"/></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bookmark-start text:name="__RefHeading__2232_202410061"/><text:soft-page-break/><text:alphabetical-index-mark text:string-value="Moving" text:key1="Objects"/>Moving and Dynamically <text:alphabetical-index-mark text:string-value="Adjusting Size" text:key1="Objects"/>Adjusting an Object’s Size<text:bookmark-end text:name="__RefHeading__2232_202410061"/></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bookmark-start text:name="__RefHeading__2234_202410061"/><text:alphabetical-index-mark text:string-value="Dynamic Movement" text:key1="Objects"/>Dynamic Movement of Objects<text:bookmark-end text:name="__RefHeading__2234_202410061"/></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8" draw:name="AOO41GS07_055" text:anchor-type="as-char" svg:width="1.811in" svg:height="1.4555in" draw:z-index="72"><draw:image xlink:href="Pictures/10000000000000A3000000834A22B198.png" xlink:type="simple" xlink:show="embed" xlink:actuate="onLoad"/></draw:frame></text:p>
          </table:table-cell>
        </table:table-row>
      </table:table>
      <text:h text:style-name="OOoHeading_20_2" text:outline-level="3"><text:bookmark-start text:name="__RefHeading__2236_202410061"/><text:alphabetical-index-mark text:string-value="Dynamic Size Modification" text:key1="Objects"/>Dynamic Size Modification of Objects<text:bookmark-end text:name="__RefHeading__2236_202410061"/></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7" draw:name="AOO41GS07_056" text:anchor-type="as-char" svg:width="1.8417in" svg:height="1.1917in" draw:z-index="73"><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width) ratio of the object remains the same.</text:p>
          </table:table-cell>
        </table:table-row>
      </table:table>
      <text:h text:style-name="OOoHeading_20_2" text:outline-level="3"><text:bookmark-start text:name="__RefHeading__2238_202410061"/><text:alphabetical-index-mark text:string-value="rotating" text:key1="objects"/><text:alphabetical-index-mark text:string-value="rotating an object"/>Rotation<text:bookmark-end text:name="__RefHeading__2238_202410061"/></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74"><draw:text-box fo:min-height="2.3362in"><text:p text:style-name="OOoFigureCaption"><draw:frame draw:style-name="fr30" draw:name="AOO41GS07_057" text:anchor-type="paragraph" svg:x="0.0016in" svg:y="0.0008in" svg:width="3.5602in" style:rel-width="100%" svg:height="2.3362in" style:rel-height="scale" draw:z-index="75"><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bookmark-start text:name="__RefHeading__2240_202410061"/><text:alphabetical-index-mark text:string-value="inclination"/>Inclination and Perspective<text:bookmark-end text:name="__RefHeading__2240_202410061"/></text:h>
      <text:p text:style-name="OOoTextBody">To slant or <text:alphabetical-index-mark text:string-value="slanting an object"/>shear objects, use the red handles located at the midpoint of an edge of the selected objects. The mouse pointer changes to a <draw:frame draw:style-name="fr31" draw:name="AOO41GS07_058_ParallelIcon" text:anchor-type="as-char" svg:y="-0.1374in" svg:width="0.2165in" svg:height="0.1535in" draw:z-index="76"><draw:image xlink:href="Pictures/10000000000000170000001132966683.png" xlink:type="simple" xlink:show="embed" xlink:actuate="onLoad"/></draw:frame> when the pointer hovers over one of these midpoint handles. Not every object can be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AOO41GS07_060_ParallelIcon" text:anchor-type="as-char" svg:y="-0.1366in" svg:width="0.2398in" svg:height="0.1772in" draw:z-index="105"><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14" draw:name="AOO41GS07_059" text:anchor-type="paragraph" svg:width="2.5425in" svg:height="1.7335in" draw:z-index="77"><draw:image xlink:href="Pictures/100002010000010B000000B6E7C7515A.png" xlink:type="simple" xlink:show="embed" xlink:actuate="onLoad"/></draw:frame></text:p>
          </table:table-cell>
        </table:table-row>
      </table:table>
      <text:h text:style-name="OOoHeading_20_1" text:outline-level="2"><text:bookmark-start text:name="__RefHeading__33804_2069420273"/>Editing Objects<text:bookmark-end text:name="__RefHeading__33804_2069420273"/></text:h>
      <text:p text:style-name="P6">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78"><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79"><draw:image xlink:href="Pictures/100000000000001C0000001B93F2ACDD.png" xlink:type="simple" xlink:show="embed" xlink:actuate="onLoad"/></draw:frame></text:span><text:span text:style-name="T11"> icon to see more options.</text:span></text:p>
      <text:p text:style-name="OOoTextBody"><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ext:soft-page-break/>
        <table:table-row>
          <table:table-cell table:style-name="Table121.A1" table:number-columns-spanned="3" office:value-type="string">
            <text:p text:style-name="P27"><draw:frame draw:style-name="fr17" draw:name="AOO41GS07_063" text:anchor-type="as-char" svg:width="6.689in" svg:height="0.6728in" draw:z-index="106"><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8"><text:span text:style-name="T4">1</text:span> <text:s/>Styles and Formatting</text:p>
            <text:p text:style-name="P28"><text:span text:style-name="T4">2 </text:span><text:s/>Line</text:p>
            <text:p text:style-name="P28"><text:span text:style-name="T4">3</text:span> <text:s/>Arrow Style</text:p>
          </table:table-cell>
          <table:table-cell table:style-name="Table121.A1" office:value-type="string">
            <text:p text:style-name="P28"><text:span text:style-name="T4">4</text:span> <text:s/>Line Style</text:p>
            <text:p text:style-name="P28"><text:span text:style-name="T4">5 </text:span><text:s/>Line Width</text:p>
            <text:p text:style-name="P28"><text:span text:style-name="T4">6 </text:span><text:s/>Line Color</text:p>
          </table:table-cell>
          <table:table-cell table:style-name="Table121.A1" office:value-type="string">
            <text:p text:style-name="P28"><text:span text:style-name="T4">7</text:span> <text:s text:c="5"/>Area</text:p>
            <text:p text:style-name="P28"><text:span text:style-name="T4">8–9</text:span> <text:s/>Area Style / Filling</text:p>
            <text:p text:style-name="P28"><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ext:bookmark-start text:name="__RefHeading__2242_202410061"/>The <text:alphabetical-index-mark-start text:id="IMark61330872"/>Context Menu<text:bookmark-end text:name="__RefHeading__2242_202410061"/><text:alphabetical-index-mark-end text:id="IMark61330872"/></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bookmark-start text:name="__RefHeading__2244_202410061"/>Editing <text:alphabetical-index-mark text:string-value="Lines, Editing"/>Lines and <text:alphabetical-index-mark text:string-value="Borders, Editing"/>Borders<text:bookmark-end text:name="__RefHeading__2244_202410061"/></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5"><draw:frame draw:style-name="fr32" draw:name="AOO41GS07_064" text:anchor-type="as-char" svg:width="2.2925in" style:rel-width="88%" svg:height="1.361in" style:rel-height="scale" draw:z-index="80"><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81"><draw:image xlink:href="Pictures/1000000000000019000000188D9410FC.png" xlink:type="simple" xlink:show="embed" xlink:actuate="onLoad"/></draw:frame> icon or right-click on the object and choose <text:span text:style-name="OOoMenuPath">Line</text:span><text:span text:style-name="OOoMenuPath"><text:span text:style-name="T2"> from the context menu</text:span></text:span><text:span text:style-name="T2">. </text:span>This opens the Line dialog.</text:p>
      <text:h text:style-name="OOoHeading_20_2" text:outline-level="3"><text:bookmark-start text:name="__RefHeading__2246_202410061"/>Common <text:alphabetical-index-mark-start text:id="IMark61330776"/>Line Properties<text:bookmark-end text:name="__RefHeading__2246_202410061"/><text:alphabetical-index-mark-end text:id="IMark61330776"/></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3.6102in" draw:z-index="82"><draw:text-box fo:min-height="2.0339in"><text:p text:style-name="OOoFigureCaption"><draw:frame draw:style-name="fr14" draw:name="AOO41GS07_066" text:anchor-type="paragraph" svg:width="1.9717in" svg:height="1.7717in" draw:z-index="83"><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AOO41GS07_067" text:anchor-type="paragraph" svg:x="5.6807in" svg:y="-0.0354in" svg:width="0.9689in" svg:height="2.3626in" draw:z-index="84"><draw:image xlink:href="Pictures/100000000000007A0000012F7F691ED9.png" xlink:type="simple" xlink:show="embed" xlink:actuate="onLoad"/></draw:frame><text:bookmark-start text:name="__RefHeading__2248_202410061"/><text:soft-page-break/>Drawing <text:alphabetical-index-mark-start text:id="IMark61330776"/>Arrows<text:bookmark-end text:name="__RefHeading__2248_202410061"/><text:alphabetical-index-mark-end text:id="IMark61330776"/></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85"><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text:bookmark-start text:name="__RefHeading__2250_202410061"/>Customizing <text:alphabetical-index-mark text:string-value="Line, Customizing"/>Line and <text:alphabetical-index-mark text:string-value="Arrow Styles, Customizing"/>Arrow Styles<text:bookmark-end text:name="__RefHeading__2250_202410061"/></text:h>
      <text:p text:style-name="OOoTextBody">You can modify the line and arrow styles and create your own. See Chapter 4 (Changing Object Attributes) in the <text:span text:style-name="OOoEmphasis">Draw Guide</text:span> for details.</text:p>
      <text:h text:style-name="OOoHeading_20_2" text:outline-level="3"><text:bookmark-start text:name="__RefHeading__2252_202410061"/>Editing the Inside (<text:alphabetical-index-mark text:string-value="Fill, Editing"/>Fill) of an Object<text:bookmark-end text:name="__RefHeading__2252_202410061"/></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8" draw:name="AOO41GS07_069" text:anchor-type="as-char" svg:width="3.1307in" svg:height="1.6575in" draw:z-index="86"><draw:image xlink:href="Pictures/100000000000012E000000A0D1AC1EAB.png" xlink:type="simple" xlink:show="embed" xlink:actuate="onLoad"/></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OOoHeading_20_2" text:outline-level="3"><text:bookmark-start text:name="__RefHeading__2254_202410061"/>Adding a <text:alphabetical-index-mark text:string-value="shadows"/>Shadow<text:bookmark-end text:name="__RefHeading__2254_202410061"/></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92"><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5"><draw:frame draw:style-name="fr18" draw:name="AOO41GS07_070" text:anchor-type="as-char" svg:width="1.5335in" svg:height="1.1764in" draw:z-index="87"><draw:image xlink:href="Pictures/10000000000000A900000082DD68D8C7.png" xlink:type="simple" xlink:show="embed" xlink:actuate="onLoad"/></draw:frame></text:p>
          </table:table-cell>
        </table:table-row>
      </table:table>
      <text:h text:style-name="OOoHeading_20_2" text:outline-level="3"><text:bookmark-start text:name="__RefHeading__2256_202410061"/>Adding <text:alphabetical-index-mark-start text:id="IMark61330872"/>Transparency<text:bookmark-end text:name="__RefHeading__2256_202410061"/><text:alphabetical-index-mark-end text:id="IMark61330872"/></text:h>
      <text:p text:style-name="OOoTextBody">You can make objects partly or fully transparent, or even with a varying degree of transparency (as a gradient).</text:p>
      <text:h text:style-name="OOoHeading_20_1" text:outline-level="2"><text:bookmark-start text:name="__RefHeading__2258_202410061"/><text:soft-page-break/>Using <text:alphabetical-index-mark-start text:id="IMark61330872"/>Styles<text:bookmark-end text:name="__RefHeading__2258_202410061"/><text:alphabetical-index-mark-end text:id="IMark61330872"/></text:h>
      <text:p text:style-name="P5">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text:bookmark-start text:name="__RefHeading__2260_202410061"/>Special Effects<text:bookmark-end text:name="__RefHeading__2260_202410061"/></text:h>
      <text:p text:style-name="OOoTextBody">With Draw, you can apply many special effects to objects and groups of objects. This section describes a few of these effects. The icons for these effects are available on the Drawing toolbar under the <draw:frame draw:style-name="fr18" draw:name="graphics1" text:anchor-type="as-char" svg:width="0.361in" svg:height="0.2984in" draw:z-index="88"><draw:image xlink:href="Pictures/10000000000000340000002BFBD58698.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bookmark-start text:name="__RefHeading__2262_202410061"/><text:alphabetical-index-mark text:string-value="flip an object"/>Flip an Object<text:bookmark-end text:name="__RefHeading__2262_202410061"/></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93"><draw:image xlink:href="Pictures/100000000000001400000014E550AC59.png" xlink:type="simple" xlink:show="embed" xlink:actuate="onLoad"/></draw:frame>. You will see a dashed line through the middle of the object.</text:p>
          </table:table-cell>
          <table:table-cell office:value-type="string">
            <text:p text:style-name="P25"><draw:frame draw:style-name="fr18" draw:name="AOO41GS07_074" text:anchor-type="as-char" svg:width="1.3307in" svg:height="0.8335in" draw:z-index="89"><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5"><draw:frame draw:style-name="fr18" draw:name="AOO41GS07_075" text:anchor-type="as-char" svg:width="1.3181in" svg:height="0.7835in" draw:z-index="90"><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5"><draw:frame draw:style-name="fr18" draw:name="AOO41GS07_076" text:anchor-type="as-char" svg:width="1.3071in" svg:height="1.2047in" draw:z-index="91"><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bookmark-start text:name="__RefHeading__2264_202410061"/><text:alphabetical-index-mark text:string-value="mirror copies"/>Mirror Copies<text:bookmark-end text:name="__RefHeading__2264_202410061"/></text:h>
      <text:p text:style-name="P4">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ext:soft-page-break/>
        <table:table-row>
          <table:table-cell office:value-type="string">
            <text:p text:style-name="P26"><draw:frame draw:style-name="fr18" draw:name="AOO41GS07_077" text:anchor-type="as-char" svg:width="2.0783in" svg:height="1.3071in" draw:z-index="104"><draw:image xlink:href="Pictures/10000000000000E500000090900D1A37.png" xlink:type="simple" xlink:show="embed" xlink:actuate="onLoad"/></draw:frame></text:p>
          </table:table-cell>
          <table:table-cell office:value-type="string">
            <text:p text:style-name="P26"><draw:frame draw:style-name="fr18" draw:name="AOO41GS07_078" text:anchor-type="as-char" svg:width="2.1165in" svg:height="1.3311in" draw:z-index="94"><draw:image xlink:href="Pictures/10000000000000E5000000908B337645.png" xlink:type="simple" xlink:show="embed" xlink:actuate="onLoad"/></draw:frame></text:p>
          </table:table-cell>
        </table:table-row>
      </table:table>
      <text:h text:style-name="OOoHeading_20_2" text:outline-level="3"><text:bookmark-start text:name="__RefHeading__2266_202410061"/><text:alphabetical-index-mark text:string-value="distorting an image"/>Distorting an Image<text:bookmark-end text:name="__RefHeading__2266_202410061"/></text:h>
      <text:p text:style-name="P6">There are three tools through the <text:span text:style-name="OOoMenuPath">Effects</text:span> icon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bookmark-start text:name="__RefHeading__2268_202410061"/><text:reference-mark-start text:name="Dynamic gradients"/><text:alphabetical-index-mark text:string-value="dynamic gradients"/>Dynamic G<text:alphabetical-index-mark-start text:id="IMark61330776"/>radients<text:bookmark-end text:name="__RefHeading__2268_202410061"/><text:alphabetical-index-mark-end text:id="IMark61330776"/><text:reference-mark-end text:name="Dynamic gradients"/></text:h>
      <text:p text:style-name="OOoTextBody">You can control <text:alphabetical-index-mark-start text:id="IMark61330872"/>transparency<text:alphabetical-index-mark-end text:id="IMark61330872"/>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bookmark-start text:name="__RefHeading__2270_202410061"/>Duplication<text:bookmark-end text:name="__RefHeading__2270_202410061"/></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61330776"/><text:alphabetical-index-mark-start text:id="IMark61330872" text:key1="drawing"/>duplication<text:alphabetical-index-mark-end text:id="IMark61330872"/><text:alphabetical-index-mark-end text:id="IMark61330776"/>, click on an object or group and choose <text:span text:style-name="OOoMenuPath">Edit</text:span><text:span text:style-name="OOoComputerCode"><text:span text:style-name="T3"> &gt; </text:span></text:span><text:span text:style-name="OOoMenuPath">Duplicate</text:span><text:span text:style-name="OOoMenuPath"><text:span text:style-name="T2">.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11"><draw:frame draw:style-name="fr1" draw:name="Figure_AOO41GS07_23" text:anchor-type="as-char" svg:y="-3.4846in" svg:width="4.0689in" draw:z-index="95"><draw:text-box fo:min-height="3.7693in"><text:p text:style-name="OOoFigureCaption"><draw:frame draw:style-name="fr18" draw:name="AOO41GS07_079" text:anchor-type="as-char" svg:width="4.0689in" svg:height="3.5047in" draw:z-index="96"><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text:soft-page-break/><draw:frame draw:style-name="fr12" draw:name="Figure_AOO41GS07_24" text:anchor-type="as-char" svg:y="-2.461in" svg:width="2.4173in" draw:z-index="97"><draw:text-box fo:min-height="2.3453in"><text:p text:style-name="OOoFigureCaption"><draw:frame draw:style-name="fr30" draw:name="AOO41GS07_080" text:anchor-type="paragraph" svg:x="0.0016in" svg:y="0.0008in" svg:width="2.4173in" style:rel-width="100%" svg:height="2.3453in" style:rel-height="scale" draw:z-index="98"><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text:bookmark-start text:name="__RefHeading__2272_202410061"/>Cross-fading<text:bookmark-end text:name="__RefHeading__2272_202410061"/></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igure_AOO41GS07_25" text:anchor-type="as-char" fo:min-width="0.3937in" draw:z-index="99"><draw:text-box fo:min-height="1.6181in"><text:p text:style-name="OOoFigureCaption"><draw:frame draw:style-name="fr18" draw:name="AOO41GS07_081" text:anchor-type="as-char" svg:width="3.9701in" svg:height="1.6299in" draw:z-index="100"><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101"><draw:text-box fo:min-height="1.4417in"><text:p text:style-name="P29"><draw:frame draw:style-name="fr14" draw:name="AOO41GS07_082" text:anchor-type="paragraph" svg:width="2.7984in" svg:height="1.2035in" draw:z-index="102"><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bookmark-start text:name="__RefHeading__2274_202410061"/><text:soft-page-break/>Combining Multiple Objects<text:bookmark-end text:name="__RefHeading__2274_202410061"/></text:h>
      <text:p text:style-name="P6">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text:bookmark-start text:name="__RefHeading__2276_202410061"/>Grouping by Common Selection<text:bookmark-end text:name="__RefHeading__2276_202410061"/></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text:bookmark-start text:name="__RefHeading__2278_202410061"/>Maintaining Groups and <text:alphabetical-index-mark-start text:id="IMark61330872"/>Undoing Groups<text:bookmark-end text:name="__RefHeading__2278_202410061"/><text:alphabetical-index-mark-end text:id="IMark61330872"/></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bookmark-start text:name="__RefHeading__2280_202410061"/><text:alphabetical-index-mark text:string-value="combining objects"/>Combining Objects<text:bookmark-end text:name="__RefHeading__2280_202410061"/></text:h>
      <text:p text:style-name="P5">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bookmark-start text:name="__RefHeading__2282_202410061"/><text:reference-mark-start text:name="Aids for positioning objects"/>Aids for P<text:alphabetical-index-mark-start text:id="IMark61330776"/><text:alphabetical-index-mark-start text:id="IMark61330872" text:key1="drawing objects"/>ositioning<text:alphabetical-index-mark-end text:id="IMark61330872"/> Objects<text:bookmark-end text:name="__RefHeading__2282_202410061"/><text:alphabetical-index-mark-end text:id="IMark61330776"/><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6">Moving an object to the front or to the back</text:p>
        </text:list-item>
      </text:list>
      <text:list xml:id="list34790363" text:continue-list="list34803921" text:style-name="OOoBullets_20_1">
        <text:list-item>
          <text:p text:style-name="P41">Aligning objects with respect to each other</text:p>
        </text:list-item>
        <text:list-item>
          <text:p text:style-name="P44">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bookmark-start text:name="__RefHeading__2284_202410061"/><text:soft-page-break/><text:alphabetical-index-mark text:string-value="inserting pictures" text:key1="drawing"/>Inserting and Editing Pictures<text:bookmark-end text:name="__RefHeading__2284_202410061"/></text:h>
      <text:p text:style-name="OOoTextBody_5f_ListIntro">Draw contains a number of functions for editing <text:alphabetical-index-mark-start text:id="IMark66233364"/><text:alphabetical-index-mark-start text:id="IMark170114200"/>raster graphics<text:alphabetical-index-mark-end text:id="IMark170114200"/><text:alphabetical-index-mark-end text:id="IMark66233364"/> (<text:alphabetical-index-mark-start text:id="IMark67207068"/><text:alphabetical-index-mark-start text:id="IMark66233028"/>bitmaps<text:alphabetical-index-mark-end text:id="IMark66233028"/><text:alphabetical-index-mark-end text:id="IMark67207068"/>)—for example, photos and scanned images—including import and export as well as <text:alphabetical-index-mark-start text:id="IMark61330728"/><text:alphabetical-index-mark-start text:id="IMark170114104"/>conversion<text:alphabetical-index-mark-end text:id="IMark170114104"/><text:alphabetical-index-mark-end text:id="IMark61330728"/>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4800287" text:continue-list="list34790363"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text:bookmark-start text:name="__RefHeading__2286_202410061"/>Working with <text:alphabetical-index-mark-start text:id="IMark66233028" text:key1="drawing objects"/><text:alphabetical-index-mark-start text:id="IMark67207068"/>3D Objects<text:bookmark-end text:name="__RefHeading__2286_202410061"/><text:alphabetical-index-mark-end text:id="IMark67207068"/><text:alphabetical-index-mark-end text:id="IMark66233028"/></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text:bookmark-start text:name="__RefHeading__2288_202410061"/>Exporting Graphics<text:bookmark-end text:name="__RefHeading__2288_202410061"/></text:h>
      <text:p text:style-name="P6">To <text:alphabetical-index-mark text:string-value="save in a foreign format" text:key1="drawing"/>save a <text:span text:style-name="T2">Draw</text:span> image in a format other than *.odg, use <text:span text:style-name="OOoMenuPath">File &gt; Export</text:span>. Draw can save to many graphic file formats.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67207068" text:key1="drawing"/>HTML export<text:alphabetical-index-mark-end text:id="IMark67207068"/> uses a conversion wizard that creates as many web pages as there are pages in your <text:alphabetical-index-mark-start text:id="IMark170114104"/>Draw<text:alphabetical-index-mark-end text:id="IMark170114104"/>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text:bookmark-start text:name="__RefHeading__2290_202410061"/>Adding Comments to a Drawing<text:bookmark-end text:name="__RefHeading__2290_202410061"/></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text:soft-page-break/>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03"><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Standard">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Tahoma1" svg:font-family="Tahoma"/>
    <style:font-face style:name="DejaVu Sans5" svg:font-family="'DejaVu Sans'" style:font-adornments="ExtraLigh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list-style-name="">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list-style-name="">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list-style-name="">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list-style-name="">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Frame_20_contents" style:display-name="Frame contents" style:family="paragraph" style:parent-style-name="Text_20_body" style:class="extra"/>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2"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Heading_20_1" style:display-name="OOoHeading 1" style:family="paragraph" style:parent-style-name="OOoHeading" style:next-style-name="OOoTextBody" style:default-outline-level="2" style:list-style-name=""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DejaVu Serif" fo:font-size="11pt" fo:language="en" fo:country="US" style:letter-kerning="true" style:font-size-asian="11pt"/>
    </style:style>
    <style:style style:name="OOoEmphasis" style:family="text" style:parent-style-name="OOoDefault">
      <style:text-properties style:font-name="DejaVu Serif1" fo:font-style="italic"/>
    </style:style>
    <style:style style:name="Footnote_20_Symbol" style:display-name="Footnote Symbol" style:family="text"/>
    <style:style style:name="Endnote_20_Symbol" style:display-name="Endnote Symbol"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OOoKeyboardInput" style:family="text" style:parent-style-name="OOoComputerCode">
      <style:text-properties fo:color="#000000" style:font-name="Courier New1"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Footnote_20_anchor" style:display-name="Footnote anchor" style:family="text">
      <style:text-properties style:text-position="super 80%" style:font-name="DejaVu Serif"/>
    </style:style>
    <style:style style:name="OOoComputerCode" style:family="text" style:parent-style-name="OOoDefault">
      <style:text-properties style:font-name="Courier New1"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0">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11"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Copyright" style:page-layout-name="Mpm2" style:next-style-name="OOoFrontMatter">
      <style:footer>
        <text:p text:style-name="OOoFooter"/>
        <text:p text:style-name="MP1"/>
      </style:footer>
    </style:master-page>
    <style:master-page style:name="OOoFrontMatter" style:page-layout-name="Mpm3">
      <style:footer>
        <text:p text:style-name="MP2"><text:title>AOO41GS7 Getting Started with Draw</text:title> | <text:page-number text:select-page="current"/></text:p>
      </style:footer>
      <style:footer-left>
        <text:p text:style-name="OOoFooter"><text:page-number text:select-page="current"/> | <text:title>AOO41GS7 Getting Started with Draw</text:title></text:p>
      </style:footer-left>
    </style:master-page>
    <style:master-page style:name="OOoPageStyle" style:page-layout-name="Mpm4">
      <style:footer>
        <text:p text:style-name="MP2"><text:chapter text:display="name" text:outline-level="1">Chapter 6 Getting Started with Draw</text:chapter> | <text:page-number text:select-page="current">29</text:page-number></text:p>
      </style:footer>
      <style:footer-left>
        <text:p text:style-name="OOoFooter"><text:page-number text:select-page="current">6</text:page-number> | <text:chapter text:display="name" text:outline-level="1">Chapter 6 Getting Started with Draw</text:chapter></text:p>
      </style:footer-left>
    </style:master-page>
    <style:master-page style:name="Landscape" style:page-layout-name="Mpm5"/>
    <style:master-page style:name="OOoIndex" style:page-layout-name="Mpm6"/>
    <style:master-page style:name="Index" style:page-layout-name="Mpm7">
      <style:footer>
        <text:p text:style-name="Footer"/>
      </style:footer>
      <style:footer-left>
        <text:p text:style-name="Footer"/>
      </style:footer-left>
    </style:master-page>
    <style:master-page style:name="First_20_Page" style:display-name="First Page" style:page-layout-name="Mpm8" style:next-style-name="Standard"/>
    <style:master-page style:name="OOoTitlePage" style:page-layout-name="Mpm9" style:next-style-name="OOoCopyright">
      <style:footer>
        <text:p text:style-name="Footer"/>
      </style:footer>
    </style:master-page>
    <style:master-page style:name="OOoOneColumn" style:page-layout-name="Mpm10">
      <style:footer>
        <text:p text:style-name="MP3"><text:title>AOO41GS7 Getting Started with Draw</text:title><text:tab/><text:chapter text:display="name" text:outline-level="1"/><text:tab/><text:page-number text:select-page="current">4</text:page-number></text:p>
      </style:footer>
    </style:master-page>
    <style:master-page style:name="OOoFirstPage" style:page-layout-name="Mpm11" style:next-style-name="OOo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18S</meta:editing-duration>
    <meta:editing-cycles>4</meta:editing-cycles>
    <meta:generator>OpenOffice/4.1.14$Win32 OpenOffice.org_project/4114m1$Build-9811</meta:generator>
    <dc:date>2023-05-04T14:55:56.66</dc:date>
    <dc:creator>Keith McKenna</dc:creator>
    <dc:description>This is Chapter 6 of the Apache OpenOffice® Getting Started Guide.</dc:description>
    <meta:keyword>Version 4.1</meta:keyword>
    <dc:subject>Apache OpenOffice® User uides</dc:subject>
    <dc:title>AOO41GS7 Getting Started with Draw</dc:title>
    <meta:document-statistic meta:table-count="28" meta:image-count="82" meta:object-count="0" meta:page-count="29" meta:paragraph-count="498" meta:word-count="7477" meta:character-count="42612"/>
    <meta:user-defined meta:name="Info 1"/>
    <meta:user-defined meta:name="Info 2"/>
    <meta:user-defined meta:name="Info 3"/>
    <meta:user-defined meta:name="Info 4"/>
  </office:meta>
</office:document-meta>
</file>